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ans" svg:font-family="OpenSans,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style>
    <style:style style:name="T1" style:family="text">
      <style:text-properties fo:font-variant="normal" fo:text-transform="none" fo:color="#1f1f1f" loext:opacity="100%" style:font-name="OpenSans" fo:font-size="8.39999961853027pt" fo:letter-spacing="normal" fo:font-style="normal" fo:font-weight="normal"/>
    </style:style>
    <style:style style:name="T2" style:family="text">
      <style:text-properties officeooo:rsid="000f259f"/>
    </style:style>
    <style:style style:name="T3" style:family="text">
      <style:text-properties officeooo:rsid="00109e9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p>
      <text:p text:style-name="Standard"/>
      <text:p text:style-name="Standard"><text:tab/><text:span text:style-name="T2">Embarking on a career in software development means </text:span><text:span text:style-name="T3">not only reverse engineering code made by others but having one’s own code reviewed by peers and potential employers. <text:s/>Open Source Software removes the friction inherent in proprietary software, allowing all from beginning students to advanced professionals access to project code ensuring students and beginners understand the foundation they are building on and allowing seasoned veterans the ability to discover talented individuals to hire. <text:s/></text:span></text:p>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ans" svg:font-family="OpenSans,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1">
      <style:paragraph-properties fo:text-align="center" style:justify-single-word="false"/>
    </style:style>
    <style:style style:name="MT1" style:family="text">
      <style:text-properties fo:font-variant="normal" fo:text-transform="none" fo:color="#1f1f1f" loext:opacity="100%" style:font-name="OpenSans" fo:font-size="8.39999961853027pt" fo:letter-spacing="normal" fo:font-style="normal" fo:font-weight="norm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h text:style-name="MP1" text:outline-level="1"><text:span text:style-name="MT1">How OSS methods can improve and accelerate a product's success</text:span></text:h>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02T14:02:55.123521974</meta:creation-date>
    <meta:generator>LibreOffice/7.0.5.2$Linux_X86_64 LibreOffice_project/00$Build-2</meta:generator>
    <dc:date>2021-05-02T15:12:50.572129579</dc:date>
    <meta:editing-duration>PT9M45S</meta:editing-duration>
    <meta:editing-cycles>2</meta:editing-cycles>
    <meta:document-statistic meta:table-count="0" meta:image-count="0" meta:object-count="0" meta:page-count="1" meta:paragraph-count="3" meta:word-count="82" meta:character-count="562" meta:non-whitespace-character-count="477"/>
  </office:meta>
</office:document-meta>
</file>